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6d9dd"/>
    </style:style>
    <style:style style:name="P2" style:family="paragraph" style:parent-style-name="Standard">
      <style:text-properties fo:font-weight="bold" officeooo:paragraph-rsid="0016d9dd" style:font-weight-asian="bold" style:font-weight-complex="bold"/>
    </style:style>
    <style:style style:name="P3" style:family="paragraph" style:parent-style-name="Standard" style:list-style-name="L1">
      <style:text-properties fo:font-weight="bold" officeooo:paragraph-rsid="0016d9d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paragraph-rsid="0016d9dd" style:font-weight-asian="bold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font-weight="bold" officeooo:paragraph-rsid="0016d9d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16d9dd"/>
    </style:style>
    <style:style style:name="P7" style:family="paragraph" style:parent-style-name="Standard">
      <style:paragraph-properties fo:text-align="justify" style:justify-single-word="false"/>
      <style:text-properties officeooo:paragraph-rsid="001857e6"/>
    </style:style>
    <style:style style:name="P8" style:family="paragraph" style:parent-style-name="Standard">
      <style:paragraph-properties fo:text-align="justify" style:justify-single-word="false"/>
      <style:text-properties officeooo:paragraph-rsid="001a4ad2"/>
    </style:style>
    <style:style style:name="P9" style:family="paragraph" style:parent-style-name="Standard">
      <style:paragraph-properties fo:text-align="justify" style:justify-single-word="false"/>
      <style:text-properties officeooo:paragraph-rsid="0020f9b1"/>
    </style:style>
    <style:style style:name="P10" style:family="paragraph" style:parent-style-name="Standard">
      <style:paragraph-properties fo:text-align="justify" style:justify-single-word="false"/>
      <style:text-properties fo:color="#000080" fo:font-weight="bold" officeooo:paragraph-rsid="001857e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80" fo:font-weight="bold" officeooo:paragraph-rsid="001a4ad2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80" fo:font-weight="bold" officeooo:paragraph-rsid="001c1b7c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80" fo:font-weight="bold" officeooo:rsid="001857e6" officeooo:paragraph-rsid="001857e6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80" fo:font-style="normal" style:text-underline-style="none" fo:font-weight="normal" officeooo:paragraph-rsid="0029615d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fo:font-weight="normal" officeooo:paragraph-rsid="001a4ad2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fo:font-weight="normal" officeooo:paragraph-rsid="001c1b7c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fo:font-weight="normal" officeooo:paragraph-rsid="001f3629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fo:font-weight="normal" officeooo:paragraph-rsid="0020f9b1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fo:font-weight="normal" officeooo:paragraph-rsid="0022d13d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fo:font-weight="normal" officeooo:paragraph-rsid="00233a15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fo:font-weight="normal" officeooo:paragraph-rsid="00250e31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fo:font-weight="normal" officeooo:paragraph-rsid="0025ca76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fo:font-weight="normal" officeooo:paragraph-rsid="002651b9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fo:font-weight="normal" officeooo:paragraph-rsid="0027ae2b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fo:font-weight="normal" officeooo:paragraph-rsid="0028a3d0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fo:font-weight="bold" officeooo:paragraph-rsid="001c1b7c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000000" fo:font-weight="bold" officeooo:paragraph-rsid="001f3629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000000" fo:font-weight="bold" officeooo:paragraph-rsid="002267d1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000000" fo:font-weight="bold" officeooo:paragraph-rsid="0022d13d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000000" fo:font-weight="bold" officeooo:paragraph-rsid="00233a15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000000" fo:font-weight="bold" officeooo:paragraph-rsid="00250e31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000000" fo:font-weight="bold" officeooo:paragraph-rsid="0025ca76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fo:color="#000000" fo:font-weight="bold" officeooo:paragraph-rsid="002651b9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color="#000000" fo:font-weight="bold" officeooo:paragraph-rsid="0028a3d0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fo:color="#000000" fo:font-style="normal" style:text-underline-style="solid" style:text-underline-width="auto" style:text-underline-color="font-color" fo:font-weight="bold" officeooo:paragraph-rsid="0029615d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fo:color="#000000" fo:font-style="normal" style:text-underline-style="none" fo:font-weight="bold" officeooo:paragraph-rsid="0029615d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fo:color="#000000" fo:font-style="normal" style:text-underline-style="none" fo:font-weight="bold" officeooo:paragraph-rsid="002aa60b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fo:color="#000000" fo:font-style="normal" style:text-underline-style="none" fo:font-weight="bold" officeooo:paragraph-rsid="002cb5fe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paragraph-rsid="0029615d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paragraph-rsid="002aa60b" style:font-style-asian="normal" style:font-weight-asian="normal" style:font-style-complex="normal" style:font-weight-complex="normal"/>
    </style:style>
    <style:style style:name="T1" style:family="text">
      <style:text-properties officeooo:rsid="0016d9dd"/>
    </style:style>
    <style:style style:name="T2" style:family="text">
      <style:text-properties fo:font-weight="bold" officeooo:rsid="0016d9dd" style:font-weight-asian="bold" style:font-weight-complex="bold"/>
    </style:style>
    <style:style style:name="T3" style:family="text">
      <style:text-properties fo:font-weight="bold" officeooo:rsid="001c1b7c" style:font-weight-asian="bold" style:font-weight-complex="bold"/>
    </style:style>
    <style:style style:name="T4" style:family="text">
      <style:text-properties officeooo:rsid="001857e6"/>
    </style:style>
    <style:style style:name="T5" style:family="text">
      <style:text-properties officeooo:rsid="001a4ad2"/>
    </style:style>
    <style:style style:name="T6" style:family="text">
      <style:text-properties officeooo:rsid="001c1b7c"/>
    </style:style>
    <style:style style:name="T7" style:family="text">
      <style:text-properties officeooo:rsid="001cb057"/>
    </style:style>
    <style:style style:name="T8" style:family="text">
      <style:text-properties officeooo:rsid="001f3629"/>
    </style:style>
    <style:style style:name="T9" style:family="text">
      <style:text-properties officeooo:rsid="0020f9b1"/>
    </style:style>
    <style:style style:name="T10" style:family="text">
      <style:text-properties officeooo:rsid="002267d1"/>
    </style:style>
    <style:style style:name="T11" style:family="text">
      <style:text-properties fo:font-style="italic" officeooo:rsid="002267d1" style:font-style-asian="italic" style:font-style-complex="italic"/>
    </style:style>
    <style:style style:name="T12" style:family="text">
      <style:text-properties officeooo:rsid="0022d13d"/>
    </style:style>
    <style:style style:name="T13" style:family="text">
      <style:text-properties officeooo:rsid="00233a15"/>
    </style:style>
    <style:style style:name="T14" style:family="text">
      <style:text-properties officeooo:rsid="00250e31"/>
    </style:style>
    <style:style style:name="T15" style:family="text">
      <style:text-properties officeooo:rsid="0025ca76"/>
    </style:style>
    <style:style style:name="T16" style:family="text">
      <style:text-properties officeooo:rsid="002651b9"/>
    </style:style>
    <style:style style:name="T17" style:family="text">
      <style:text-properties officeooo:rsid="0027ae2b"/>
    </style:style>
    <style:style style:name="T18" style:family="text">
      <style:text-properties officeooo:rsid="0028a3d0"/>
    </style:style>
    <style:style style:name="T19" style:family="text">
      <style:text-properties officeooo:rsid="0029615d"/>
    </style:style>
    <style:style style:name="T20" style:family="text">
      <style:text-properties officeooo:rsid="0029f44c"/>
    </style:style>
    <style:style style:name="T21" style:family="text">
      <style:text-properties officeooo:rsid="002aa60b"/>
    </style:style>
    <style:style style:name="T22" style:family="text">
      <style:text-properties officeooo:rsid="002cb5fe"/>
    </style:style>
    <style:style style:name="T23" style:family="text">
      <style:text-properties fo:font-weight="normal" officeooo:rsid="002cb5fe" style:font-weight-asian="normal" style:font-weight-complex="normal"/>
    </style:style>
    <style:style style:name="T24" style:family="text">
      <style:text-properties fo:color="#ff0000" fo:font-weight="normal" officeooo:rsid="002cb5fe" style:font-weight-asian="normal" style:font-weight-complex="normal"/>
    </style:style>
    <style:style style:name="T25" style:family="text">
      <style:text-properties fo:color="#ff0000" officeooo:rsid="002cb5f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ais alguns comandos básicos de rede...</text:span></text:p>
      <text:p text:style-name="P1"><text:span text:style-name="T1"/></text:p>
      <text:list xml:id="list7039616127630696855" text:style-name="L1">
        <text:list-item>
          <text:p text:style-name="P3"><text:span text:style-name="T1">w</text:span></text:p>
        </text:list-item>
      </text:list>
      <text:p text:style-name="P1"><text:span text:style-name="T1">Mostra quem está conectado no sistema e o que cada um está fazendo.</text:span></text:p>
      <text:p text:style-name="P1"><text:span text:style-name="T1">w [opções][usuário]</text:span></text:p>
      <text:p text:style-name="P1"><text:span text:style-name="T1">onde:</text:span></text:p>
      <text:p text:style-name="P1"><text:span text:style-name="T1">usuário Nome do usuário que deseja ver os detalhes. Se o usuário não for digitado, o comando</text:span></text:p>
      <text:p text:style-name="P1"><text:span text:style-name="T1">w mostra detalhes de todos os usuários conectados no sistema.</text:span></text:p>
      <text:p text:style-name="P1"><text:span text:style-name="T1">opções</text:span></text:p>
      <text:p text:style-name="P1"><text:span text:style-name="T1">-h Não mostra o cabeçalho</text:span></text:p>
      <text:p text:style-name="P1"><text:span text:style-name="T1">-u Ignora os nomes de usuários enquanto verifica os processo atuais e tempos de CPU.</text:span></text:p>
      <text:p text:style-name="P1"><text:span text:style-name="T1">-f Mostra ou oculta o campo FROM na listagem.</text:span></text:p>
      <text:p text:style-name="P1"><text:span text:style-name="T1"/></text:p>
      <text:list xml:id="list2051475931" text:continue-numbering="true" text:style-name="L1">
        <text:list-item>
          <text:p text:style-name="P3"><text:span text:style-name="T1">traceroute</text:span></text:p>
        </text:list-item>
      </text:list>
      <text:p text:style-name="P6"><text:span text:style-name="T1">Mostra o caminho percorrido por um pacote para chegar ao seu destino. Este comando mostra</text:span></text:p>
      <text:p text:style-name="P6"><text:span text:style-name="T1">na tela o caminho percorrido entre os Gateways da rede e o tempo gasto de retransmissão.</text:span></text:p>
      <text:p text:style-name="P6"><text:span text:style-name="T1">Este comando é útil para encontrar computadores defeituosos na rede caso o pacote não esteja</text:span></text:p>
      <text:p text:style-name="P6"><text:span text:style-name="T1">chegando ao seu destino.</text:span></text:p>
      <text:p text:style-name="P6"><text:span text:style-name="T1">traceroute [opções] [host/IP de destino]</text:span></text:p>
      <text:p text:style-name="P6"><text:span text:style-name="T1">Onde:</text:span></text:p>
      <text:p text:style-name="P6"><text:span text:style-name="T1">host/IP destino É o endereço para onde o pacote será enviado (por exemplo,</text:span></text:p>
      <text:p text:style-name="P6"><text:span text:style-name="T1">www.debian.org). Caso o tamanho do pacote não seja especificado, é enviado um</text:span></text:p>
      <text:p text:style-name="P6"><text:span text:style-name="T1">pacote de 38 bytes.</text:span></text:p>
      <text:p text:style-name="P6"><text:span text:style-name="T1">opções</text:span></text:p>
      <text:p text:style-name="P6"><text:span text:style-name="T1">-l Mostra o tempo de vida do pacote (ttl)</text:span></text:p>
      <text:p text:style-name="P6"><text:span text:style-name="T1">-m [num ] Ajusta a quantidade máximas de ttl dos pacotes. O padrão é 30.</text:span></text:p>
      <text:p text:style-name="P6"><text:span text:style-name="T1">-n Mostra os endereços numericamente ao invés de usar resolução DNS.</text:span></text:p>
      <text:p text:style-name="P6"><text:span text:style-name="T1">-p [porta ] Ajusta a porta que será usada para o teste. A porta padrão é 33434.</text:span></text:p>
      <text:p text:style-name="P6"><text:span text:style-name="T1">-r Pula as tabelas de roteamento e envia o pacote diretamente ao computador conectado a</text:span></text:p>
      <text:p text:style-name="P6"><text:span text:style-name="T1">rede.</text:span></text:p>
      <text:p text:style-name="P6"><text:span text:style-name="T1">-s [end ] Usa o endereço IP/DNS [end] como endereço de origem para computadores com</text:span></text:p>
      <text:p text:style-name="P6"><text:span text:style-name="T1">múltiplos endereços IPs ou nomes.</text:span></text:p>
      <text:p text:style-name="P6"><text:span text:style-name="T1">-v Mostra mais detalhes sobre o resultado do traceroute.</text:span></text:p>
      <text:p text:style-name="P6"><text:span text:style-name="T1">-w [num ] Configura o tempo máximo que aguardará por uma resposta. O padrão é 3 segun-</text:span></text:p>
      <text:p text:style-name="P6"><text:span text:style-name="T1">dos.</text:span></text:p>
      <text:p text:style-name="P6"><text:span text:style-name="T1">Exemplos: traceroute www.debian.org, traceroute </text:span><text:a xlink:type="simple" xlink:href="http://www.guiafoca.org/"><text:span text:style-name="T1">www.guiafoca.org</text:span></text:a></text:p>
      <text:p text:style-name="P6"><text:span text:style-name="T2"/></text:p>
      <text:list xml:id="list2004338151" text:continue-numbering="true" text:style-name="L1">
        <text:list-item>
          <text:p text:style-name="P5"><text:span text:style-name="T1">netstat</text:span></text:p>
        </text:list-item>
      </text:list>
      <text:p text:style-name="P6"><text:span text:style-name="T1">Mostra conexões de rede, tabela de roteamento, estatísticas de interfaces, conexões masquer-</text:span></text:p>
      <text:p text:style-name="P6"><text:span text:style-name="T1">ade, e mensagens.</text:span></text:p>
      <text:p text:style-name="P6"><text:span text:style-name="T1">netstat [opções]</text:span></text:p>
      <text:p text:style-name="P6"><text:span text:style-name="T1">Onde:</text:span></text:p>
      <text:p text:style-name="P6"><text:span text:style-name="T1">opções</text:span></text:p>
      <text:p text:style-name="P6"><text:span text:style-name="T1">-i [interface ] Mostra estatísticas da interface [interface].</text:span></text:p>
      <text:p text:style-name="P6"><text:span text:style-name="T1">-M, –masquerade Se especificado, também lista conexões masquerade.</text:span></text:p>
      <text:p text:style-name="P6"><text:span text:style-name="T1">-n, –numeric Usa endereços numéricos ao invés de tentar resolver nomes de hosts, usuários e</text:span></text:p>
      <text:p text:style-name="P6"><text:span text:style-name="T1">portas.</text:span></text:p>
      <text:p text:style-name="P6"><text:span text:style-name="T1">-c, –continuous Mostra a listagem a cada segundo até que a CTRL+C seja pressionado.</text:span></text:p>
      <text:p text:style-name="P6"><text:span text:style-name="T1">-l Lista sockets aguardando por conexão.</text:span></text:p>
      <text:p text:style-name="P6"><text:span text:style-name="T1">-t, –tcp Lista conexões TCP.</text:span></text:p>
      <text:p text:style-name="P6"><text:span text:style-name="T1">-u, –udp Lista conexões UDP.</text:span></text:p>
      <text:p text:style-name="P6"><text:span text:style-name="T1">Se não for especificada nenhuma opção, os detalhes das conexões atuais serão mostrados.</text:span></text:p>
      <text:p text:style-name="P6"><text:soft-page-break/><text:span text:style-name="T1">Exemplos: netstat -n, netstat -lt, netstat -M</text:span></text:p>
      <text:p text:style-name="P6"><text:span text:style-name="T1"/></text:p>
      <text:list xml:id="list577555117" text:continue-numbering="true" text:style-name="L1">
        <text:list-item>
          <text:p text:style-name="P5"><text:span text:style-name="T1">wall</text:span></text:p>
        </text:list-item>
      </text:list>
      <text:p text:style-name="P6"><text:span text:style-name="T1">Envia uma mensagem a todos os usuários do sistema. Este comando faz a leitura de um ar-</text:span></text:p>
      <text:p text:style-name="P6"><text:span text:style-name="T1">quivo ou entrada padrão e escreve o resultado em todos os terminais onde existem usuários</text:span></text:p>
      <text:p text:style-name="P6"><text:span text:style-name="T1">conectados. Somente o usuário root pode utilizar este comando.</text:span></text:p>
      <text:p text:style-name="P6"><text:span text:style-name="T1">wall [arquivo]</text:span></text:p>
      <text:p text:style-name="P6"><text:span text:style-name="T1">Exemplos: wall /tmp/mensagem.txt, echo Teste de mensagem enviada a todos</text:span></text:p>
      <text:p text:style-name="P6"><text:span text:style-name="T1">os usuários conectados ao sistema|wall.</text:span></text:p>
      <text:p text:style-name="P6"><text:span text:style-name="T1"/></text:p>
      <text:p text:style-name="P4"><text:span text:style-name="T1">NAT</text:span></text:p>
      <text:p text:style-name="P6"><text:span text:style-name="T1"/></text:p>
      <text:p text:style-name="P6"><text:span text:style-name="T2">NAT (Network Address Translation) </text:span><text:span text:style-name="T1">é o serviço de rede que traduz endereços de rede privados (da rede local) em endereços públicos (internet). Desta forma, uma rede que tem N hosts “sai” para a internet com apenas 1 ou alguns endereços públicos. Este serviço é extremamente importante, visto que, imagine se cada host de uma rede de cada empresa ou residência do mundo se conectasse diretamente à internet? O número de IP's públicos disponível se esgotaria rapidamente.</text:span></text:p>
      <text:p text:style-name="P6"><text:span text:style-name="T1"/></text:p>
      <text:p text:style-name="P7"><text:span text:style-name="T4">Para habilitar o serviço, devemos acrescentar os seguintes comandos no script /etc/rc.local:</text:span></text:p>
      <text:p text:style-name="P9"><text:span text:style-name="T9">#nano /etc/rc.local</text:span></text:p>
      <text:p text:style-name="P7"><text:span text:style-name="T4"/></text:p>
      <text:p text:style-name="P7"><text:span text:style-name="T4">#Limpa as regras anteriores do Firewall</text:span></text:p>
      <text:p text:style-name="P10"><text:span text:style-name="T4">iptables -F</text:span></text:p>
      <text:p text:style-name="P7"><text:span text:style-name="T4"/></text:p>
      <text:p text:style-name="P7"><text:span text:style-name="T4">#Limpar as regras de NAT anteriores do Firewall</text:span></text:p>
      <text:p text:style-name="P13">iptables -t nat -F</text:p>
      <text:p text:style-name="P7"><text:span text:style-name="T4"></text:span></text:p>
      <text:p text:style-name="P7"><text:span text:style-name="T4">#Sobe o módulo ip_gre, que possibilita o redirecionamento de endereços</text:span></text:p>
      <text:p text:style-name="P13">modprobe ip_gre</text:p>
      <text:p text:style-name="P13"></text:p>
      <text:p text:style-name="P7"><text:span text:style-name="T4">#Colocamos valor 1 [true] na configuração do arquivo IP Forward – ou seja, habilita o redirecionamento de IP</text:span></text:p>
      <text:p text:style-name="P10"><text:span text:style-name="T4">echo 1 &gt; /proc/sys/net/ipv4/ip_forward</text:span></text:p>
      <text:p text:style-name="P7"><text:span text:style-name="T4"></text:span></text:p>
      <text:p text:style-name="P8"><text:span text:style-name="T4">#Regra iptables que após o roteamento – POSTROUTING, toda a rede 192.168.0.</text:span><text:span text:style-name="T5">0</text:span><text:span text:style-name="T4"> saia pela interface de internet do servidor, no caso eth0, de forma MASQUERADE, </text:span><text:span text:style-name="T5">ou seja, para que as máquinas da rede interna possam acessar a internet usando o IP externo do gateway. Deste odo as máquinas da rede ficarão invisíveis para a rede externa</text:span></text:p>
      <text:p text:style-name="P11"><text:span text:style-name="T4">iptables -t nat -A POSTROUTING -s 192.168.0.</text:span><text:span text:style-name="T5">0</text:span><text:span text:style-name="T4"> -o eth0 -j MASQUERADE</text:span></text:p>
      <text:p text:style-name="P11"><text:span text:style-name="T4"/></text:p>
      <text:p text:style-name="P15"><text:span text:style-name="T5">Para efetivar, execute o script, digitando apenas o endereço do script:</text:span></text:p>
      <text:p text:style-name="P11"><text:span text:style-name="T5">#/etc/rc.local</text:span></text:p>
      <text:p text:style-name="P11"><text:span text:style-name="T5"/></text:p>
      <text:p text:style-name="P26"><text:span text:style-name="T6">DHCP</text:span></text:p>
      <text:p text:style-name="P12"><text:span text:style-name="T6"/></text:p>
      <text:p text:style-name="P16"><text:span text:style-name="T3">DHCP (Dynamic Host Configuration Protocol)</text:span><text:span text:style-name="T6"> é um serviço capaz de fornecer, automaticamente, a cada host, dados como endereçamento IP, máscara de sub-rede, endereços de servidores DNS e dos gateways da rede, domínio, etc. Este serviço funciona por broadcast. O cliente lança pacotes UDP broadcast na porta 68 e o servidor DHCP responde na porta 67, também UDP. </text:span><text:span text:style-name="T7">Em virtude disto, normalmente temos um único servidor DHCP por segmento de rede.</text:span></text:p>
      <text:p text:style-name="P16"><text:span text:style-name="T7"/></text:p>
      <text:p text:style-name="P17"><text:span text:style-name="T8">Para instalar o serviço DHCP nas máquinas, devemos instalar o seguinte pacote:</text:span></text:p>
      <text:p text:style-name="P27"><text:soft-page-break/><text:span text:style-name="T8">#apt-get install isc-dhcp-server</text:span></text:p>
      <text:p text:style-name="P17"><text:span text:style-name="T8"/></text:p>
      <text:p text:style-name="P17"><text:span text:style-name="T8">Logo após a instalação, aparecerá uma mensagem de erro. Mas calma! Isso é normal pois não configuramos o serviço ainda.</text:span></text:p>
      <text:p text:style-name="P17"/>
      <text:p text:style-name="P18"><text:span text:style-name="T9">Agora devemos definir qual adaptador de rede </text:span><text:span text:style-name="T10">será o </text:span><text:span text:style-name="T11">output</text:span><text:span text:style-name="T10"> dos endereços:</text:span></text:p>
      <text:p text:style-name="P28"><text:span text:style-name="T10">#nano /etc/default/isc-dhcp-server</text:span></text:p>
      <text:p text:style-name="P28"><text:span text:style-name="T10"/></text:p>
      <text:p text:style-name="P19"><text:span text:style-name="T12">Procure a seguinte linha:</text:span></text:p>
      <text:p text:style-name="P19"><text:span text:style-name="T12"/></text:p>
      <text:p text:style-name="P29"><text:span text:style-name="T12">INTERFACES='' ''</text:span></text:p>
      <text:p text:style-name="P19"><text:span text:style-name="T12"/></text:p>
      <text:p text:style-name="P19"><text:span text:style-name="T12">Altere-a para:</text:span></text:p>
      <text:p text:style-name="P29"><text:span text:style-name="T12">INTERFACES=''eth1''</text:span></text:p>
      <text:p text:style-name="P19"><text:span text:style-name="T12"/></text:p>
      <text:p text:style-name="P19"><text:span text:style-name="T12">No nosso caso, a interface de rede local é a eth1.</text:span></text:p>
      <text:p text:style-name="P19"><text:span text:style-name="T12"/></text:p>
      <text:p text:style-name="P20"><text:span text:style-name="T13">Agora vamos ao que interessa.</text:span></text:p>
      <text:p text:style-name="P20"><text:span text:style-name="T13"/></text:p>
      <text:p text:style-name="P20"><text:span text:style-name="T13">O arquivo de configuração do DHCP Server já é criado quando instalamos o serviço, sendo necessária somente a complementação das informações.</text:span></text:p>
      <text:p text:style-name="P20"><text:span text:style-name="T13">Entretanto, é interessante e prudente, que deixemos este arquivo original intacto, para consultá-lo em caso de dúvida de uma estrutura.</text:span></text:p>
      <text:p text:style-name="P20"><text:span text:style-name="T13"/></text:p>
      <text:p text:style-name="P30"><text:span text:style-name="T13">#cd /etc/dhcp</text:span></text:p>
      <text:p text:style-name="P30"><text:span text:style-name="T13">#mv dhcpd.conf <text:s text:c="2"/>dhcpd.conf.bkp</text:span></text:p>
      <text:p text:style-name="P20"><text:span text:style-name="T13"/></text:p>
      <text:p text:style-name="P20"><text:span text:style-name="T13">Agora vamos criar outro arquivo dhcpd.conf do zero!</text:span></text:p>
      <text:p text:style-name="P30"><text:span text:style-name="T13">#nano dhcpd.conf</text:span></text:p>
      <text:p text:style-name="P20"><text:span text:style-name="T13"/></text:p>
      <text:p text:style-name="P20"><text:span text:style-name="T13">Dentro deste arquivo, vamos adicionar as seguintes informações:</text:span></text:p>
      <text:p text:style-name="P20"><text:span text:style-name="T13"/></text:p>
      <text:p text:style-name="P21"><text:span text:style-name="T14">#Esta opção é utilizada quando queremos integrar um servidor DHCP com um servidor DNS, assim quando um cliente DHCP receber os dados, o DNS será automaticamente atualizado com o endereço e o nome do host do cliente. No nosso caso isto não se aplica e o valor fica none.</text:span></text:p>
      <text:p text:style-name="P31"><text:span text:style-name="T14">ddns-update-style none;</text:span></text:p>
      <text:p text:style-name="P21"><text:span text:style-name="T14"/></text:p>
      <text:p text:style-name="P21"><text:span text:style-name="T14">#Essas linhas abaixo especificam um domínio e servidores DNS. Deixaremos comentados para mais adiante.</text:span></text:p>
      <text:p text:style-name="P31"><text:span text:style-name="T14">#option domain-name “example.org”;</text:span></text:p>
      <text:p text:style-name="P31"><text:span text:style-name="T14">#option domain-name-servers 8.8.8.8, 8.8.4.4;</text:span></text:p>
      <text:p text:style-name="P31"><text:span text:style-name="T14"/></text:p>
      <text:p text:style-name="P22"><text:span text:style-name="T15">#Tempo padrão de aluguel do IP para o host (em segundos)</text:span></text:p>
      <text:p text:style-name="P32"><text:span text:style-name="T15">default-lease-time 600;</text:span></text:p>
      <text:p text:style-name="P22"><text:span text:style-name="T15"/></text:p>
      <text:p text:style-name="P22"><text:span text:style-name="T15">#Tempo máximo de aluguel. Esgotado este tempo, deve ser feita uma renovação obrigatória</text:span></text:p>
      <text:p text:style-name="P32"><text:span text:style-name="T15">max-lease-time 7200;</text:span></text:p>
      <text:p text:style-name="P22"><text:span text:style-name="T15"/></text:p>
      <text:p text:style-name="P23"><text:span text:style-name="T16">#Log padrão - /var/log/syslog</text:span></text:p>
      <text:p text:style-name="P33"><text:span text:style-name="T16">log-facility local7;</text:span></text:p>
      <text:p text:style-name="P24"><text:span text:style-name="T17">Agora vamos criar nosso primeiro range de endereços a serem sorteados:</text:span></text:p>
      <text:p text:style-name="P24"><text:span text:style-name="T17"/></text:p>
      <text:p text:style-name="P25"><text:soft-page-break/><text:span text:style-name="T18">#Vale lembrar que deverão ser reservados fora deste range IP's deste e de outros servidores – que devem possuir o seu IP Fixo, equipamentos de rede como impressoras, relógios de ponto, DVR's, etc.</text:span></text:p>
      <text:p text:style-name="P34"><text:span text:style-name="T18">subnet 192.168.0.0 netmask 255.255.255.0{</text:span></text:p>
      <text:p text:style-name="P34"><text:span text:style-name="T18"><text:tab/>range 192.168.0.35 192.168.0.40;</text:span></text:p>
      <text:p text:style-name="P34"><text:span text:style-name="T18"><text:tab/>option routers 192.168.0.1;</text:span></text:p>
      <text:p text:style-name="P34"><text:span text:style-name="T18"><text:tab/>option broadcast-address 192.168.0.255;</text:span></text:p>
      <text:p text:style-name="P34"><text:span text:style-name="T18"><text:tab/>option domain-name-servers 8.8.8.8, 8.8.4.4;</text:span></text:p>
      <text:p text:style-name="P34"><text:span text:style-name="T18">}</text:span></text:p>
      <text:p text:style-name="P33"><text:span text:style-name="T16"/></text:p>
      <text:p text:style-name="P35"><text:span text:style-name="T19">Onde:</text:span></text:p>
      <text:p text:style-name="P35"><text:span text:style-name="T19"/></text:p>
      <text:p text:style-name="P39"><text:span text:style-name="T19">- Option routers → gateway da rede. Roteador padrão. Quem é o endereço de saída da rede.</text:span></text:p>
      <text:p text:style-name="P39"><text:span text:style-name="T19">- Option domain-name-servers → servidores DNS que vamos consultar. Estes endereços são do Google, porém, temos do OpenDNS: 208.67.222.222, 208.67.220.220; do ISP – por exemplo, da VIVO: 200.204.0.10, 200.204.0.138... etc.</text:span></text:p>
      <text:p text:style-name="P39"><text:span text:style-name="T19"/></text:p>
      <text:p text:style-name="P39"><text:span text:style-name="T19">Após estas configurações, salvar o arquivo e reiniciar o serviço.</text:span></text:p>
      <text:p text:style-name="P39"><text:span text:style-name="T19"/></text:p>
      <text:p text:style-name="P36"><text:span text:style-name="T19">#/etc/init.d/isc-dhcp-server restart</text:span></text:p>
      <text:p text:style-name="P39"><text:span text:style-name="T19"/></text:p>
      <text:p text:style-name="P39"><text:span text:style-name="T19">Se aparecer uma mensagem OK, é porque não houve nenhum erro de configuração.</text:span></text:p>
      <text:p text:style-name="P39"><text:span text:style-name="T19"/></text:p>
      <text:p text:style-name="P39"><text:span text:style-name="T19">Agora você deve ir até o arquivo de configuração dos cliente e comentar todas as linhas do bloco static e descomentar as linhas do bloco dhcp.</text:span></text:p>
      <text:p text:style-name="P39"><text:span text:style-name="T19"/></text:p>
      <text:p text:style-name="P39"><text:span text:style-name="T19">Ex:</text:span></text:p>
      <text:p text:style-name="P36"><text:span text:style-name="T19">#nano /etc/network/interfaces</text:span></text:p>
      <text:p text:style-name="P39"><text:span text:style-name="T19"/></text:p>
      <text:p text:style-name="P14"><text:span text:style-name="T19">auto eth0</text:span></text:p>
      <text:p text:style-name="P14"><text:span text:style-name="T19">iface eth0 inet dhcp</text:span></text:p>
      <text:p text:style-name="P14"><text:span text:style-name="T19"/></text:p>
      <text:p text:style-name="P14"><text:span text:style-name="T20">#</text:span><text:span text:style-name="T19">auto eth0 inet static</text:span></text:p>
      <text:p text:style-name="P14"><text:span text:style-name="T20">#</text:span><text:span text:style-name="T19"><text:tab/>address 192.168.0.2</text:span></text:p>
      <text:p text:style-name="P14"><text:span text:style-name="T20">#</text:span><text:span text:style-name="T19"><text:tab/>network 192.168.0.0</text:span></text:p>
      <text:p text:style-name="P14"><text:span text:style-name="T20">#</text:span><text:span text:style-name="T19"><text:tab/>netmask 255.255.255.0</text:span></text:p>
      <text:p text:style-name="P14"><text:span text:style-name="T20">#</text:span><text:span text:style-name="T19"><text:tab/>broadcast 192.168.0.255</text:span></text:p>
      <text:p text:style-name="P14"><text:span text:style-name="T20">#</text:span><text:span text:style-name="T19"><text:tab/>gateway 192.168.0.1</text:span></text:p>
      <text:p text:style-name="P39"><text:span text:style-name="T19"/></text:p>
      <text:p text:style-name="P40"><text:span text:style-name="T21">Salvar o arquivo, reinicar as interfaces e fechar e abrir a conexão novamente:</text:span></text:p>
      <text:p text:style-name="P37"><text:span text:style-name="T21">#service network-manager restart</text:span></text:p>
      <text:p text:style-name="P37"><text:span text:style-name="T21">#ifdown eth0</text:span></text:p>
      <text:p text:style-name="P37"><text:span text:style-name="T21">#ifup eth0</text:span></text:p>
      <text:p text:style-name="P40"><text:span text:style-name="T21"/></text:p>
      <text:p text:style-name="P40"><text:span text:style-name="T21">Agora dê um #ifconfig e verifique que o host capturou um ip dinâmico.</text:span></text:p>
      <text:p text:style-name="P40"><text:span text:style-name="T21"/></text:p>
      <text:p text:style-name="P40"><text:span text:style-name="T21">Para forçar a captura do ip, temos o seguinte comando:</text:span></text:p>
      <text:p text:style-name="P37"><text:span text:style-name="T21">#dhclient</text:span></text:p>
      <text:p text:style-name="P37"><text:span text:style-name="T21"/></text:p>
      <text:p text:style-name="P38"><text:span text:style-name="T24">Por enquanto é isso... em caso de dúvidas, podem me mandar um e-mail: </text:span><text:a xlink:type="simple" xlink:href="mailto:frmoledo@gmail.com">frmoledo@gmail.com</text:a><text:span text:style-name="T24"> ou procurar-me no IFSP durante o horário de atendimento ao aluno, todas as terças-feiras das 18h às 19h. Até a próxima aula! </text:span><text:span text:style-name="T25">Professor Luiz Fernando Mole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</meta:initial-creator>
    <meta:creation-date>2014-04-02T10:36:18</meta:creation-date>
    <dc:date>2014-04-02T11:56:58</dc:date>
    <dc:creator>fernando </dc:creator>
    <meta:editing-duration>PT50M19S</meta:editing-duration>
    <meta:editing-cycles>23</meta:editing-cycles>
    <meta:generator>LibreOffice/4.0.2.2$Linux_X86_64 LibreOffice_project/400m0$Build-2</meta:generator>
    <meta:document-statistic meta:table-count="0" meta:image-count="0" meta:object-count="0" meta:page-count="4" meta:paragraph-count="140" meta:word-count="1260" meta:character-count="8050" meta:non-whitespace-character-count="6860"/>
  </office:meta>
</office:document-meta>
</file>